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500000005325412536.png"/>
  <manifest:file-entry manifest:media-type="image/png" manifest:full-path="Pictures/1000000000000184000001A9F58F0BA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c5613d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-color="#c0c0c0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-color="#b847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8pt" style:font-weight-asian="normal" style:font-size-complex="18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10pt" fo:text-shadow="none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  <style:text-properties fo:color="#ff0000" fo:font-size="10pt" fo:text-shadow="none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/>
      <style:text-properties fo:color="#ffffff" fo:font-size="14pt" fo:font-weight="bold" style:font-size-asian="18pt" style:font-weight-asian="bold" style:font-size-complex="18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0000" fo:font-size="10pt" fo:text-shadow="none" fo:font-weight="bold" style:font-size-asian="10pt" style:font-weight-asian="bold" style:font-size-complex="10pt" style:font-weight-complex="bold"/>
    </style:style>
    <style:style style:name="T3" style:family="text">
      <style:text-properties fo:color="#ffffff" fo:font-size="1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2" draw:layer="layout" svg:width="2.54cm" svg:height="2.54cm" svg:x="5.645cm" svg:y="12.965cm">
          <text:p/>
        </draw:rect>
        <draw:custom-shape draw:style-name="gr2" draw:text-style-name="P1" draw:layer="layout" svg:width="2.54cm" svg:height="1.905cm" svg:x="2.649cm" svg:y="7.984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3" draw:text-style-name="P2" draw:layer="layout" svg:width="1.937cm" svg:height="0.806cm" svg:x="2.617cm" svg:y="8.448cm">
          <draw:text-box>
            <text:p text:style-name="P2"><text:span text:style-name="T1">Cubby</text:span></text:p>
          </draw:text-box>
        </draw:frame>
        <draw:rect draw:style-name="gr4" draw:text-style-name="P3" draw:layer="layout" svg:width="3.174cm" svg:height="1.27cm" svg:x="7.35cm" svg:y="9.89cm">
          <text:p text:style-name="P3">Application</text:p>
        </draw:rect>
        <draw:custom-shape draw:style-name="gr5" draw:text-style-name="P1" draw:layer="layout" svg:width="1.905cm" svg:height="1.905cm" svg:x="12.835cm" svg:y="7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1" draw:layer="layout" svg:x1="5.145cm" svg:y1="9.212cm" svg:x2="7.35cm" svg:y2="10.525cm">
          <text:p/>
        </draw:line>
        <draw:custom-shape draw:style-name="gr2" draw:text-style-name="P1" draw:layer="layout" svg:width="1.27cm" svg:height="0.635cm" draw:transform="rotate (1.5707963267946) translate (8.725cm 9.355cm)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line draw:style-name="gr6" draw:text-style-name="P1" draw:layer="layout" svg:x1="12.835cm" svg:y1="9.422cm" svg:x2="10.525cm" svg:y2="10.525cm">
          <text:p/>
        </draw:line>
        <draw:line draw:style-name="gr7" draw:text-style-name="P1" draw:layer="layout" svg:x1="5.215cm" svg:y1="8.723cm" svg:x2="8.725cm" svg:y2="8.723cm">
          <text:p/>
        </draw:line>
        <draw:line draw:style-name="gr7" draw:text-style-name="P1" draw:layer="layout" svg:x1="9.315cm" svg:y1="8.723cm" svg:x2="12.825cm" svg:y2="8.723cm">
          <text:p/>
        </draw:line>
        <draw:line draw:style-name="gr8" draw:text-style-name="P1" draw:id="id1" draw:layer="layout" svg:x1="3.906cm" svg:y1="9.889cm" svg:x2="3.882cm" svg:y2="17.235cm">
          <text:p/>
        </draw:line>
        <draw:custom-shape draw:style-name="gr2" draw:text-style-name="P1" draw:layer="layout" svg:width="2.54cm" svg:height="1.905cm" svg:x="2.65cm" svg:y="17.184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3" draw:text-style-name="P2" draw:layer="layout" svg:width="1.937cm" svg:height="0.806cm" svg:x="2.618cm" svg:y="17.648cm">
          <draw:text-box>
            <text:p text:style-name="P2"><text:span text:style-name="T1">Cubby</text:span></text:p>
          </draw:text-box>
        </draw:frame>
        <draw:rect draw:style-name="gr4" draw:text-style-name="P3" draw:layer="layout" svg:width="3.174cm" svg:height="1.27cm" svg:x="7.351cm" svg:y="17.29cm">
          <text:p text:style-name="P3">Application</text:p>
        </draw:rect>
        <draw:custom-shape draw:style-name="gr5" draw:text-style-name="P1" draw:layer="layout" svg:width="1.905cm" svg:height="1.905cm" svg:x="12.836cm" svg:y="16.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7" draw:text-style-name="P1" draw:layer="layout" svg:x1="5.146cm" svg:y1="18.512cm" svg:x2="8.72cm" svg:y2="19.906cm">
          <text:p/>
        </draw:line>
        <draw:custom-shape draw:style-name="gr2" draw:text-style-name="P1" draw:layer="layout" svg:width="1.27cm" svg:height="0.635cm" draw:transform="rotate (1.5707963267946) translate (8.72cm 20.485cm)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line draw:style-name="gr6" draw:text-style-name="P1" draw:layer="layout" svg:x1="12.836cm" svg:y1="18.722cm" svg:x2="9.355cm" svg:y2="19.856cm">
          <text:p/>
        </draw:line>
        <draw:line draw:style-name="gr6" draw:text-style-name="P1" draw:layer="layout" svg:x1="5.216cm" svg:y1="17.923cm" svg:x2="7.351cm" svg:y2="17.923cm">
          <text:p/>
        </draw:line>
        <draw:line draw:style-name="gr7" draw:text-style-name="P1" draw:layer="layout" svg:x1="10.525cm" svg:y1="17.923cm" svg:x2="12.826cm" svg:y2="17.923cm">
          <text:p/>
        </draw:line>
        <draw:frame draw:style-name="gr9" draw:text-style-name="P1" draw:layer="layout" svg:width="1.27cm" svg:height="1.27cm" svg:x="12.215cm" svg:y="13.635cm">
          <draw:image xlink:href="Pictures/10000000000000500000005325412536.png" xlink:type="simple" xlink:show="embed" xlink:actuate="onLoad">
            <text:p/>
          </draw:image>
        </draw:frame>
        <draw:frame draw:style-name="gr3" draw:text-style-name="P4" draw:layer="layout" svg:width="3.389cm" svg:height="1.039cm" svg:x="12.08cm" svg:y="14.905cm">
          <draw:text-box>
            <text:p text:style-name="P4">User Management</text:p>
            <text:p text:style-name="P4">(LDAP)</text:p>
          </draw:text-box>
        </draw:frame>
        <draw:line draw:style-name="gr7" draw:text-style-name="P1" draw:layer="layout" svg:x1="9.89cm" svg:y1="11.16cm" svg:x2="12.215cm" svg:y2="13.378cm">
          <text:p/>
        </draw:line>
        <draw:line draw:style-name="gr7" draw:text-style-name="P1" draw:layer="layout" svg:x1="9.891cm" svg:y1="17.278cm" svg:x2="12.216cm" svg:y2="15.06cm">
          <text:p/>
        </draw:line>
        <draw:custom-shape draw:style-name="gr2" draw:text-style-name="P1" draw:layer="layout" svg:width="1.27cm" svg:height="0.635cm" draw:transform="rotate (1.5707963267946) translate (6.721cm 14.885cm)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line draw:style-name="gr7" draw:text-style-name="P1" draw:layer="layout" svg:x1="8.185cm" svg:y1="14.243cm" svg:x2="12.215cm" svg:y2="14.243cm">
          <text:p/>
        </draw:line>
        <draw:connector draw:style-name="gr10" draw:text-style-name="P1" draw:layer="layout" draw:line-skew="4.846cm" svg:x1="3.894cm" svg:y1="9.889cm" svg:x2="5.645cm" svg:y2="14.235cm" draw:start-shape="id1" draw:start-glue-point="0" draw:end-shape="id2" draw:end-glue-point="3" svg:d="m3894 9889v4346h956v0h795">
          <text:p/>
        </draw:connector>
        <draw:frame draw:style-name="gr3" draw:text-style-name="P5" draw:layer="layout" svg:width="2.492cm" svg:height="0.645cm" svg:x="5.733cm" svg:y="14.97cm">
          <draw:text-box>
            <text:p text:style-name="P5">IDS Handler</text:p>
          </draw:text-box>
        </draw:frame>
        <draw:frame draw:style-name="gr11" draw:text-style-name="P6" draw:layer="layout" svg:width="3.44cm" svg:height="1.039cm" svg:x="8.355cm" svg:y="13.065cm">
          <draw:text-box>
            <text:p text:style-name="P6"><text:span text:style-name="T2">IDS Handler </text:span></text:p>
            <text:p text:style-name="P6"><text:span text:style-name="T2">Disables Account</text:span></text:p>
          </draw:text-box>
        </draw:frame>
        <draw:frame draw:style-name="gr9" draw:text-style-name="P1" draw:layer="layout" svg:width="1.27cm" svg:height="1.27cm" svg:x="17.645cm" svg:y="11.16cm">
          <draw:image xlink:href="Pictures/1000000000000184000001A9F58F0BA9.png" xlink:type="simple" xlink:show="embed" xlink:actuate="onLoad">
            <text:p/>
          </draw:image>
        </draw:frame>
        <draw:line draw:style-name="gr7" draw:text-style-name="P1" draw:layer="layout" svg:x1="17.037cm" svg:y1="11.795cm" svg:x2="11.16cm" svg:y2="11.16cm">
          <text:p/>
        </draw:line>
        <draw:line draw:style-name="gr7" draw:text-style-name="P1" draw:layer="layout" svg:x1="17.185cm" svg:y1="15.307cm" svg:x2="11.16cm" svg:y2="17.2cm">
          <text:p/>
        </draw:line>
        <draw:frame draw:style-name="gr11" draw:text-style-name="P6" draw:layer="layout" svg:width="4.566cm" svg:height="1.433cm" svg:x="15.994cm" svg:y="12.902cm">
          <draw:text-box>
            <text:p text:style-name="P6"><text:span text:style-name="T2">Single User Account</text:span></text:p>
            <text:p text:style-name="P6"><text:span text:style-name="T2">Used From two Physical</text:span></text:p>
            <text:p text:style-name="P6"><text:span text:style-name="T2">Locations</text:span></text:p>
          </draw:text-box>
        </draw:frame>
        <draw:frame draw:style-name="gr9" draw:text-style-name="P1" draw:layer="layout" svg:width="1.27cm" svg:height="1.27cm" svg:x="17.645cm" svg:y="14.56cm">
          <draw:image xlink:href="Pictures/1000000000000184000001A9F58F0BA9.png" xlink:type="simple" xlink:show="embed" xlink:actuate="onLoad">
            <text:p/>
          </draw:image>
        </draw:frame>
        <draw:frame draw:style-name="gr11" draw:text-style-name="P6" draw:layer="layout" svg:width="3.36cm" svg:height="1.039cm" svg:x="4.525cm" svg:y="16.54cm">
          <draw:text-box>
            <text:p text:style-name="P6"><text:span text:style-name="T2">Application Logs</text:span></text:p>
            <text:p text:style-name="P6"><text:span text:style-name="T2">Access</text:span></text:p>
          </draw:text-box>
        </draw:frame>
        <draw:frame draw:style-name="gr11" draw:text-style-name="P6" draw:layer="layout" svg:width="3.36cm" svg:height="1.039cm" svg:x="3.925cm" svg:y="10.441cm">
          <draw:text-box>
            <text:p text:style-name="P6"><text:span text:style-name="T2">Application Logs</text:span></text:p>
            <text:p text:style-name="P6"><text:span text:style-name="T2">Access</text:span></text:p>
          </draw:text-box>
        </draw:frame>
        <draw:circle draw:style-name="gr12" draw:text-style-name="P7" draw:layer="layout" svg:width="0.635cm" svg:height="0.635cm" svg:x="16.575cm" svg:y="14.475cm">
          <text:p text:style-name="P7"><text:span text:style-name="T3">1</text:span></text:p>
        </draw:circle>
        <draw:circle draw:style-name="gr12" draw:text-style-name="P7" draw:layer="layout" svg:width="0.635cm" svg:height="0.635cm" svg:x="4.785cm" svg:y="15.94cm">
          <text:p text:style-name="P7"><text:span text:style-name="T3">2</text:span></text:p>
        </draw:circle>
        <draw:circle draw:style-name="gr12" draw:text-style-name="P7" draw:layer="layout" svg:width="0.635cm" svg:height="0.635cm" svg:x="4.786cm" svg:y="11.541cm">
          <text:p text:style-name="P7"><text:span text:style-name="T3">2</text:span></text:p>
        </draw:circle>
        <draw:circle draw:style-name="gr12" draw:text-style-name="P7" draw:layer="layout" svg:width="0.635cm" svg:height="0.635cm" svg:x="8.286cm" svg:y="12.841cm">
          <text:p text:style-name="P7"><text:span text:style-name="T3">3</text:span></text:p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eve Siebert</meta:initial-creator>
    <meta:creation-date>2014-01-17T07:14:38</meta:creation-date>
    <dc:date>2014-01-17T08:13:48</dc:date>
    <dc:creator>Steve Siebert</dc:creator>
    <meta:editing-duration>PT00H00M19S</meta:editing-duration>
    <meta:editing-cycles>1</meta:editing-cycles>
    <meta:document-statistic meta:object-count="40"/>
    <meta:generator>OpenOffice.org/3.2$Unix OpenOffice.org_project/320m19$Build-9505</meta:generator>
  </office:meta>
</office:document-meta>
</file>